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4d9b" officeooo:paragraph-rsid="00024d9b"/>
    </style:style>
    <style:style style:name="P2" style:family="paragraph" style:parent-style-name="Standard">
      <style:text-properties officeooo:rsid="00024d9b" officeooo:paragraph-rsid="000330ed"/>
    </style:style>
    <style:style style:name="P3" style:family="paragraph" style:parent-style-name="Standard">
      <style:text-properties officeooo:rsid="000330ed" officeooo:paragraph-rsid="000330ed" fo:background-color="#ffff00"/>
    </style:style>
    <style:style style:name="P4" style:family="paragraph" style:parent-style-name="Standard">
      <style:text-properties officeooo:rsid="00024d9b" officeooo:paragraph-rsid="000330ed" fo:background-color="transparent"/>
    </style:style>
    <style:style style:name="P5" style:family="paragraph" style:parent-style-name="Standard" style:list-style-name="L1">
      <style:text-properties officeooo:rsid="000330ed" officeooo:paragraph-rsid="000330ed" fo:background-color="transparent"/>
    </style:style>
    <style:style style:name="P6" style:family="paragraph" style:parent-style-name="Standard" style:list-style-name="L2">
      <style:text-properties officeooo:rsid="000330ed" officeooo:paragraph-rsid="000330ed"/>
    </style:style>
    <style:style style:name="P7" style:family="paragraph" style:parent-style-name="Standard">
      <style:text-properties officeooo:rsid="000330ed" officeooo:paragraph-rsid="000330ed"/>
    </style:style>
    <style:style style:name="P8" style:family="paragraph" style:parent-style-name="Standard" style:list-style-name="L3">
      <style:text-properties officeooo:rsid="000330ed" officeooo:paragraph-rsid="000330ed"/>
    </style:style>
    <style:style style:name="P9" style:family="paragraph" style:parent-style-name="Standard">
      <style:text-properties fo:font-weight="bold" officeooo:rsid="00024d9b" officeooo:paragraph-rsid="00024d9b" fo:background-color="#ffff0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330ed" officeooo:paragraph-rsid="000330ed" fo:background-color="transparent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30ed" style:font-style-asian="italic" style:font-style-complex="itali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ta fields in use for MVP</text:p>
      <text:p text:style-name="P10"/>
      <text:p text:style-name="P9"/>
      <text:p text:style-name="P9">Suspect</text:p>
      <text:p text:style-name="P1">(extracted from from <text:span text:style-name="T1">Vehicle Registrations</text:span>)</text:p>
      <text:list xml:id="list3039095493" text:style-name="L2">
        <text:list-item>
          <text:p text:style-name="P6">forename</text:p>
        </text:list-item>
        <text:list-item>
          <text:p text:style-name="P6">surname</text:p>
        </text:list-item>
        <text:list-item>
          <text:p text:style-name="P6">address</text:p>
        </text:list-item>
        <text:list-item>
          <text:p text:style-name="P6">dateOfBirth</text:p>
        </text:list-item>
        <text:list-item>
          <text:p text:style-name="P6">driverLicenceID</text:p>
          <text:p text:style-name="P6"/>
        </text:list-item>
      </text:list>
      <text:p text:style-name="P2">(extracted from from <text:span text:style-name="T2">Subscriber Records</text:span>)</text:p>
      <text:list xml:id="list3423593135" text:style-name="L3">
        <text:list-item>
          <text:p text:style-name="P8">phoneNumber</text:p>
        </text:list-item>
      </text:list>
      <text:p text:style-name="P7"/>
      <text:p text:style-name="P2">(extracted from from <text:span text:style-name="T2">Citizen</text:span>)</text:p>
      <text:list xml:id="list93324862902732" text:continue-numbering="true" text:style-name="L3">
        <text:list-item>
          <text:p text:style-name="P8">citizenID</text:p>
        </text:list-item>
        <text:list-item>
          <text:p text:style-name="P8">placeOfBirth</text:p>
        </text:list-item>
      </text:list>
      <text:p text:style-name="P7"/>
      <text:p text:style-name="P1"/>
      <text:p text:style-name="P9">Vehicle information</text:p>
      <text:p text:style-name="P4">(extracted from from <text:span text:style-name="T1">Vehicle Registrations</text:span>)</text:p>
      <text:list xml:id="list1276757453" text:style-name="L1">
        <text:list-item>
          <text:p text:style-name="P5">registrationID</text:p>
        </text:list-item>
        <text:list-item>
          <text:p text:style-name="P5">registrationDate</text:p>
        </text:list-item>
        <text:list-item>
          <text:p text:style-name="P5">vehicleRegistrationNo</text:p>
        </text:list-item>
        <text:list-item>
          <text:p text:style-name="P5">make</text:p>
        </text:list-item>
        <text:list-item>
          <text:p text:style-name="P5">model</text:p>
        </text:list-item>
        <text:list-item>
          <text:p text:style-name="P5">colour</text:p>
        </text:list-item>
      </text:list>
      <text:p text:style-name="P1"/>
      <text:p text:style-name="P9">Location</text:p>
      <text:p text:style-name="P2">(extracted from from <text:span text:style-name="T2">ANPR Observations</text:span>)</text:p>
      <text:list xml:id="list93323523971369" text:continue-list="list93324862902732" text:style-name="L3">
        <text:list-item>
          <text:p text:style-name="P8">ANPRPointId</text:p>
        </text:list-item>
        <text:list-item>
          <text:p text:style-name="P8">timestamp</text:p>
        </text:list-item>
      </text:list>
      <text:p text:style-name="P7"/>
      <text:p text:style-name="P2">(extracted from from <text:span text:style-name="T2">ANPR Camera</text:span>)</text:p>
      <text:list xml:id="list93324119946286" text:continue-numbering="true" text:style-name="L3">
        <text:list-item>
          <text:p text:style-name="P8">latitude</text:p>
        </text:list-item>
        <text:list-item>
          <text:p text:style-name="P8">longitude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09:12:25.057000000</meta:creation-date>
    <dc:date>2021-09-23T09:33:22.762000000</dc:date>
    <meta:editing-duration>PT10M47S</meta:editing-duration>
    <meta:editing-cycles>1</meta:editing-cycles>
    <meta:document-statistic meta:table-count="0" meta:image-count="0" meta:object-count="0" meta:page-count="1" meta:paragraph-count="29" meta:word-count="76" meta:character-count="489" meta:non-whitespace-character-count="460"/>
    <meta:generator>LibreOffice/7.2.0.4$Windows_X86_64 LibreOffice_project/9a9c6381e3f7a62afc1329bd359cc48accb6435b</meta:generator>
  </office:meta>
</office:document-meta>
</file>